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7cm" table:align="left" fo:background-color="#ddffdd">
        <style:background-image/>
      </style:table-properties>
    </style:style>
    <style:style style:name="Таблиця1.A" style:family="table-column">
      <style:table-column-properties style:column-width="4.009cm"/>
    </style:style>
    <style:style style:name="Таблиця1.B" style:family="table-column">
      <style:table-column-properties style:column-width="12.991cm"/>
    </style:style>
    <style:style style:name="Таблиця1.A1" style:family="table-cell">
      <style:table-cell-properties style:vertical-align="middle" style:border-line-width-left="0.035cm 0.035cm 0.035cm" style:border-line-width-top="0.035cm 0.035cm 0.035cm" style:border-line-width-bottom="0cm 0.004cm 0.002cm" fo:padding="0.159cm" fo:border-left="3pt double #6a9662" fo:border-right="none" fo:border-top="3pt double #6a9662" fo:border-bottom="0.05pt double #6a9662"/>
    </style:style>
    <style:style style:name="Таблиця1.B1" style:family="table-cell">
      <style:table-cell-properties style:vertical-align="middle" style:border-line-width-left="0cm 0.004cm 0.002cm" style:border-line-width-right="0.035cm 0.035cm 0.035cm" style:border-line-width-top="0.035cm 0.035cm 0.035cm" style:border-line-width-bottom="0cm 0.004cm 0.002cm" fo:padding="0.159cm" fo:border-left="0.05pt double #6a9662" fo:border-right="3pt double #6a9662" fo:border-top="3pt double #6a9662" fo:border-bottom="0.05pt double #6a9662"/>
    </style:style>
    <style:style style:name="Таблиця1.A2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2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3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3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4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4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5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5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6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6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7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7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8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8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9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9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0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0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1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1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2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2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3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3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4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4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5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5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6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6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7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7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8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8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19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19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20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20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21" style:family="table-cell">
      <style:table-cell-properties style:border-line-width-left="0.035cm 0.035cm 0.035cm" style:border-line-width-bottom="0cm 0.004cm 0.002cm" fo:padding="0.159cm" fo:border-left="3pt double #6a9662" fo:border-right="none" fo:border-top="none" fo:border-bottom="0.05pt double #6a9662"/>
    </style:style>
    <style:style style:name="Таблиця1.B21" style:family="table-cell">
      <style:table-cell-properties style:border-line-width-left="0cm 0.004cm 0.002cm" style:border-line-width-right="0.035cm 0.035cm 0.035cm" style:border-line-width-bottom="0cm 0.004cm 0.002cm" fo:padding="0.159cm" fo:border-left="0.05pt double #6a9662" fo:border-right="3pt double #6a9662" fo:border-top="none" fo:border-bottom="0.05pt double #6a9662"/>
    </style:style>
    <style:style style:name="Таблиця1.A22" style:family="table-cell">
      <style:table-cell-properties style:border-line-width-left="0.035cm 0.035cm 0.035cm" style:border-line-width-bottom="0.035cm 0.035cm 0.035cm" fo:padding="0.159cm" fo:border-left="3pt double #6a9662" fo:border-right="none" fo:border-top="none" fo:border-bottom="3pt double #6a9662"/>
    </style:style>
    <style:style style:name="Таблиця1.B22" style:family="table-cell">
      <style:table-cell-properties style:border-line-width-left="0cm 0.004cm 0.002cm" style:border-line-width-right="0.035cm 0.035cm 0.035cm" style:border-line-width-bottom="0.035cm 0.035cm 0.035cm" fo:padding="0.159cm" fo:border-left="0.05pt double #6a9662" fo:border-right="3pt double #6a9662" fo:border-top="none" fo:border-bottom="3pt double #6a9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Table_20_Heading">Option</text:p>
          </table:table-cell>
          <table:table-cell table:style-name="Таблиця1.B1" office:value-type="string">
            <text:p text:style-name="Table_20_Heading">Meaning</text:p>
          </table:table-cell>
        </table:table-row>
        <table:table-row>
          <table:table-cell table:style-name="Таблиця1.A21" office:value-type="string">
            <text:p text:style-name="Table_20_Contents">anchor</text:p>
          </table:table-cell>
          <table:table-cell table:style-name="Таблиця1.B21" office:value-type="string">
            <text:p text:style-name="Table_20_Contents">The position, where the text should be placed in the message widget: N, NE, E, SE, S, SW, W, NW, or CENTER. The Default is CENTER. </text:p>
          </table:table-cell>
        </table:table-row>
        <table:table-row>
          <table:table-cell table:style-name="Таблиця1.A21" office:value-type="string">
            <text:p text:style-name="Table_20_Contents">aspect</text:p>
          </table:table-cell>
          <table:table-cell table:style-name="Таблиця1.B21" office:value-type="string">
            <text:p text:style-name="Table_20_Contents">Aspect ratio, given as the width/height relation in percent. The default is 150, which means that the message will be 50% wider than it is high. Note that if the width is explicitly set, this option is ignored. </text:p>
          </table:table-cell>
        </table:table-row>
        <table:table-row>
          <table:table-cell table:style-name="Таблиця1.A21" office:value-type="string">
            <text:p text:style-name="Table_20_Contents">background</text:p>
          </table:table-cell>
          <table:table-cell table:style-name="Таблиця1.B21" office:value-type="string">
            <text:p text:style-name="Table_20_Contents">The background color of the message widget. The default value is system specific. </text:p>
          </table:table-cell>
        </table:table-row>
        <table:table-row>
          <table:table-cell table:style-name="Таблиця1.A21" office:value-type="string">
            <text:p text:style-name="Table_20_Contents">bg</text:p>
          </table:table-cell>
          <table:table-cell table:style-name="Таблиця1.B21" office:value-type="string">
            <text:p text:style-name="Table_20_Contents">Short for background. </text:p>
          </table:table-cell>
        </table:table-row>
        <table:table-row>
          <table:table-cell table:style-name="Таблиця1.A21" office:value-type="string">
            <text:p text:style-name="Table_20_Contents">borderwidth</text:p>
          </table:table-cell>
          <table:table-cell table:style-name="Таблиця1.B21" office:value-type="string">
            <text:p text:style-name="Table_20_Contents">Border width. Default value is 2. </text:p>
          </table:table-cell>
        </table:table-row>
        <table:table-row>
          <table:table-cell table:style-name="Таблиця1.A21" office:value-type="string">
            <text:p text:style-name="Table_20_Contents">bd</text:p>
          </table:table-cell>
          <table:table-cell table:style-name="Таблиця1.B21" office:value-type="string">
            <text:p text:style-name="Table_20_Contents">Short for borderwidth. </text:p>
          </table:table-cell>
        </table:table-row>
        <table:table-row>
          <table:table-cell table:style-name="Таблиця1.A21" office:value-type="string">
            <text:p text:style-name="Table_20_Contents">cursor</text:p>
          </table:table-cell>
          <table:table-cell table:style-name="Таблиця1.B21" office:value-type="string">
            <text:p text:style-name="Table_20_Contents">Defines the kind of cursor to show when the mouse is moved over the message widget. By default the standard cursor is used. </text:p>
          </table:table-cell>
        </table:table-row>
        <table:table-row>
          <table:table-cell table:style-name="Таблиця1.A21" office:value-type="string">
            <text:p text:style-name="Table_20_Contents">font</text:p>
          </table:table-cell>
          <table:table-cell table:style-name="Таблиця1.B21" office:value-type="string">
            <text:p text:style-name="Table_20_Contents">Message font. The default value is system specific. </text:p>
          </table:table-cell>
        </table:table-row>
        <table:table-row>
          <table:table-cell table:style-name="Таблиця1.A21" office:value-type="string">
            <text:p text:style-name="Table_20_Contents">foreground</text:p>
          </table:table-cell>
          <table:table-cell table:style-name="Таблиця1.B21" office:value-type="string">
            <text:p text:style-name="Table_20_Contents">Text color. The default value is system specific. </text:p>
          </table:table-cell>
        </table:table-row>
        <table:table-row>
          <table:table-cell table:style-name="Таблиця1.A21" office:value-type="string">
            <text:p text:style-name="Table_20_Contents">fg</text:p>
          </table:table-cell>
          <table:table-cell table:style-name="Таблиця1.B21" office:value-type="string">
            <text:p text:style-name="Table_20_Contents">Same as foreground. </text:p>
          </table:table-cell>
        </table:table-row>
        <table:table-row>
          <table:table-cell table:style-name="Таблиця1.A21" office:value-type="string">
            <text:p text:style-name="Table_20_Contents">highlightbackground</text:p>
          </table:table-cell>
          <table:table-cell table:style-name="Таблиця1.B21" office:value-type="string">
            <text:p text:style-name="Table_20_Contents">Together with highlightcolor and highlightthickness, this option controls how to draw the highlight region. </text:p>
          </table:table-cell>
        </table:table-row>
        <table:table-row>
          <table:table-cell table:style-name="Таблиця1.A21" office:value-type="string">
            <text:p text:style-name="Table_20_Contents">highlightcolor</text:p>
          </table:table-cell>
          <table:table-cell table:style-name="Таблиця1.B21" office:value-type="string">
            <text:p text:style-name="Table_20_Contents">See highlightbackground. </text:p>
          </table:table-cell>
        </table:table-row>
        <table:table-row>
          <table:table-cell table:style-name="Таблиця1.A21" office:value-type="string">
            <text:p text:style-name="Table_20_Contents">highlightthickness</text:p>
          </table:table-cell>
          <table:table-cell table:style-name="Таблиця1.B21" office:value-type="string">
            <text:p text:style-name="Table_20_Contents">See highlightbackground. </text:p>
          </table:table-cell>
        </table:table-row>
        <table:table-row>
          <table:table-cell table:style-name="Таблиця1.A21" office:value-type="string">
            <text:p text:style-name="Table_20_Contents">justify</text:p>
          </table:table-cell>
          <table:table-cell table:style-name="Таблиця1.B21" office:value-type="string">
            <text:p text:style-name="Table_20_Contents">Defines how to align multiple lines of text. Use LEFT, RIGHT, or CENTER. Note that to position the text inside the widget, use the anchor option. Default is LEFT. </text:p>
          </table:table-cell>
        </table:table-row>
        <table:table-row>
          <table:table-cell table:style-name="Таблиця1.A21" office:value-type="string">
            <text:p text:style-name="Table_20_Contents">padx</text:p>
          </table:table-cell>
          <table:table-cell table:style-name="Таблиця1.B21" office:value-type="string">
            <text:p text:style-name="Table_20_Contents">Horizontal padding. Default is -1 (no padding). </text:p>
          </table:table-cell>
        </table:table-row>
        <table:table-row>
          <table:table-cell table:style-name="Таблиця1.A21" office:value-type="string">
            <text:p text:style-name="Table_20_Contents">pady</text:p>
          </table:table-cell>
          <table:table-cell table:style-name="Таблиця1.B21" office:value-type="string">
            <text:p text:style-name="Table_20_Contents">Vertical padding. Default is -1 (no padding). </text:p>
          </table:table-cell>
        </table:table-row>
        <table:table-row>
          <table:table-cell table:style-name="Таблиця1.A21" office:value-type="string">
            <text:p text:style-name="Table_20_Contents">relief</text:p>
          </table:table-cell>
          <table:table-cell table:style-name="Таблиця1.B21" office:value-type="string">
            <text:p text:style-name="Table_20_Contents">Border decoration. The default is FLAT. Other possible values are SUNKEN, RAISED, GROOVE, and RIDGE. </text:p>
          </table:table-cell>
        </table:table-row>
        <table:table-row>
          <table:table-cell table:style-name="Таблиця1.A21" office:value-type="string">
            <text:p text:style-name="Table_20_Contents">takefocus</text:p>
          </table:table-cell>
          <table:table-cell table:style-name="Таблиця1.B21" office:value-type="string">
            <text:p text:style-name="Table_20_Contents">If true, the widget accepts input focus. The default is false. </text:p>
          </table:table-cell>
        </table:table-row>
        <table:table-row>
          <table:table-cell table:style-name="Таблиця1.A21" office:value-type="string">
            <text:p text:style-name="Table_20_Contents">text</text:p>
          </table:table-cell>
          <table:table-cell table:style-name="Таблиця1.B21" office:value-type="string">
            <text:p text:style-name="Table_20_Contents">Message text. The widget inserts line breaks if necessary to get the requested aspect ratio. (text/Text) </text:p>
          </table:table-cell>
        </table:table-row>
        <table:table-row>
          <table:table-cell table:style-name="Таблиця1.A21" office:value-type="string">
            <text:p text:style-name="Table_20_Contents">textvariable</text:p>
          </table:table-cell>
          <table:table-cell table:style-name="Таблиця1.B21" office:value-type="string">
            <text:p text:style-name="Table_20_Contents">Associates a Tkinter variable with the message, which is usually a StringVar. If the variable is changed, the message text is updated. </text:p>
          </table:table-cell>
        </table:table-row>
        <table:table-row>
          <table:table-cell table:style-name="Таблиця1.A22" office:value-type="string">
            <text:p text:style-name="Table_20_Contents">width</text:p>
          </table:table-cell>
          <table:table-cell table:style-name="Таблиця1.B22" office:value-type="string">
            <text:p text:style-name="Table_20_Contents">Widget width given in character units. A suitable width based on the aspect setting is automatically chosen, if this option is not given. 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1:04:21.406503320</meta:creation-date>
    <dc:date>2016-03-17T21:05:05.503337400</dc:date>
    <meta:editing-duration>PT44S</meta:editing-duration>
    <meta:editing-cycles>1</meta:editing-cycles>
    <meta:document-statistic meta:table-count="1" meta:image-count="0" meta:object-count="0" meta:page-count="1" meta:paragraph-count="45" meta:word-count="302" meta:character-count="1881" meta:non-whitespace-character-count="1601"/>
    <meta:generator>LibreOffice/4.4.3.2$Linux_X86_64 LibreOffice_project/40m0$Build-2</meta:generator>
  </office:meta>
</office:document-meta>
</file>